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Verdana" fo:font-size="11pt" style:font-size-asian="11pt" style:font-size-complex="11pt"/>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6pt" fo:font-weight="normal" style:font-size-asian="6pt" style:font-weight-asian="normal" style:font-size-complex="6pt" style:font-weight-complex="normal"/>
    </style:style>
    <style:style style:name="P4" style:family="paragraph" style:parent-style-name="Standard">
      <style:paragraph-properties fo:text-align="start" style:justify-single-word="false"/>
      <style:text-properties style:font-name="Verdana" fo:font-size="13pt" fo:font-weight="bold" style:font-size-asian="13pt" style:font-weight-asian="bold" style:font-size-complex="13pt" style:font-weight-complex="bold"/>
    </style:style>
    <style:style style:name="P5" style:family="paragraph" style:parent-style-name="Standard">
      <style:paragraph-properties fo:margin-left="1.251cm" fo:margin-right="0cm" fo:text-align="start" style:justify-single-word="false" fo:text-indent="0cm" style:auto-text-indent="false"/>
      <style:text-properties style:font-name="Verdana" fo:font-size="12pt" fo:font-weight="normal" style:font-size-asian="12pt" style:font-weight-asian="normal" style:font-size-complex="12pt" style:font-weight-complex="normal"/>
    </style:style>
    <style:style style:name="P6" style:family="paragraph" style:parent-style-name="Standard">
      <style:paragraph-properties fo:margin-left="1.251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7" style:family="paragraph" style:parent-style-name="Standard">
      <style:paragraph-properties fo:margin-left="1.251cm" fo:margin-right="0cm" fo:text-align="start" style:justify-single-word="false" fo:text-indent="0cm" style:auto-text-indent="false"/>
      <style:text-properties style:font-name="Verdana"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paragraph-properties fo:margin-left="2.501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9" style:family="paragraph" style:parent-style-name="Standard">
      <style:paragraph-properties fo:margin-left="2.501cm" fo:margin-right="0cm" fo:text-align="start" style:justify-single-word="false" fo:text-indent="0cm" style:auto-text-indent="false"/>
      <style:text-properties style:font-name="Verdana" fo:font-size="11pt" style:text-underline-style="solid" style:text-underline-width="auto" style:text-underline-color="font-color" fo:font-weight="normal" style:font-size-asian="11pt" style:font-weight-asian="normal" style:font-size-complex="11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style:font-name="Verdana" fo:font-size="13pt" fo:font-weight="bold" style:font-size-asian="13pt" style:font-weight-asian="bold" style:font-size-complex="13pt" style:font-weight-complex="bold"/>
    </style:style>
    <style:style style:name="P12" style:family="paragraph" style:parent-style-name="Standard" style:list-style-name="L1">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13" style:family="paragraph" style:parent-style-name="Standard" style:list-style-name="L2">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14" style:family="paragraph" style:parent-style-name="Standard" style:list-style-name="L3">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15" style:family="paragraph" style:parent-style-name="Standard" style:list-style-name="L4">
      <style:text-properties style:font-name="Verdana" fo:font-size="11pt" style:font-size-asian="11pt" style:font-size-complex="11pt"/>
    </style:style>
    <style:style style:name="P16" style:family="paragraph" style:parent-style-name="Standard" style:list-style-name="L1">
      <style:paragraph-properties fo:text-align="start" style:justify-single-word="false"/>
    </style:style>
    <style:style style:name="P17" style:family="paragraph" style:parent-style-name="Standard" style:list-style-name="L4">
      <style:text-properties style:font-name="Courier New1" fo:font-size="12pt" style:font-size-asian="12pt" style:font-size-complex="12pt"/>
    </style:style>
    <style:style style:name="P18" style:family="paragraph" style:parent-style-name="Standard">
      <style:paragraph-properties fo:margin-left="2.501cm" fo:margin-right="0cm" fo:text-align="start" style:justify-single-word="false" fo:text-indent="0cm" style:auto-text-indent="false"/>
      <style:text-properties style:font-name="Verdana" fo:font-size="11pt" style:font-size-asian="11pt" style:font-size-complex="11pt"/>
    </style:style>
    <style:style style:name="P19" style:family="paragraph" style:parent-style-name="Heading_20_1">
      <style:paragraph-properties fo:text-align="center" style:justify-single-word="false"/>
      <style:text-properties style:font-name="Verdana" fo:font-size="20pt" fo:font-style="normal" style:font-size-asian="20pt" style:font-style-asian="normal" style:font-size-complex="20pt" style:font-style-complex="normal"/>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style:font-name="Verdana"/>
    </style:style>
    <style:style style:name="T4" style:family="text">
      <style:text-properties style:font-name="Verdana" fo:font-size="11pt" fo:font-weight="normal" style:font-size-asian="11pt" style:font-weight-asian="normal" style:font-size-complex="11pt" style:font-weight-complex="normal"/>
    </style:style>
    <style:style style:name="T5" style:family="text">
      <style:text-properties fo:font-weight="normal"/>
    </style:style>
    <style:style style:name="T6" style:family="text">
      <style:text-properties style:font-weight-asian="normal"/>
    </style:style>
    <style:style style:name="T7" style:family="text">
      <style:text-properties style:font-weight-complex="normal"/>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rettyOS – Documentation</text:h>
      <text:p text:style-name="P3"/>
      <text:list xml:id="list36488942" text:style-name="L1">
        <text:list-item>
          <text:p text:style-name="P11">Table of contents</text:p>
        </text:list-item>
      </text:list>
      <text:section text:style-name="Sect1" text:name="Table of contents">
        <text:list xml:id="list36521454" text:continue-numbering="true" text:style-name="L1">
          <text:list-item>
            <text:list>
              <text:list-item>
                <text:p text:style-name="P16"><text:a xlink:type="simple" xlink:href="#What is PrettyOS?|region"><text:span text:style-name="T4">What is PrettyOS?</text:span></text:a></text:p>
              </text:list-item>
              <text:list-item>
                <text:p text:style-name="P16"><text:a xlink:type="simple" xlink:href="#How to use PrettyOS?|region"><text:span text:style-name="T4">How to use PrettyOS?</text:span></text:a></text:p>
              </text:list-item>
              <text:list-item>
                <text:p text:style-name="P12"><text:a xlink:type="simple" xlink:href="#Links|region">Links</text:a></text:p>
              </text:list-item>
              <text:list-item>
                <text:p text:style-name="P16"><text:a xlink:type="simple" xlink:href="#Features|region"><text:span text:style-name="T4">Features</text:span></text:a></text:p>
              </text:list-item>
              <text:list-item>
                <text:p text:style-name="P16"><text:a xlink:type="simple" xlink:href="#User library|region"><text:span text:style-name="T4">User library</text:span></text:a></text:p>
              </text:list-item>
            </text:list>
          </text:list-item>
        </text:list>
      </text:section>
      <text:list xml:id="list36517551" text:continue-numbering="true" text:style-name="L1">
        <text:list-header>
          <text:p text:style-name="P11"/>
        </text:list-header>
        <text:list-item>
          <text:p text:style-name="P11">What is PrettyOS?</text:p>
        </text:list-item>
      </text:list>
      <text:section text:style-name="Sect1" text:name="What is PrettyOS?">
        <text:p text:style-name="P6">PrettyOS is the project to develop an operating system to introduce newcomers to OS-development. The project was founded by Dr. Erhard Henkes who wrote a tutorial while he was trying to get into the topic in March 2009. Since October 2009 PrettyOS is developed by a team of interested programmers.</text:p>
        <text:p text:style-name="P6">The aim is getting a base to develop a base system to experiment with a computer and to develop your own operating system. It should support beginners while developing a bootloader (switching to protected mode on x86 machines and launching a C-Kernel) and a kernel with user programs like a shell.</text:p>
      </text:section>
      <text:p text:style-name="P4"/>
      <text:list xml:id="list36548339" text:continue-numbering="true" text:style-name="L1">
        <text:list-item>
          <text:p text:style-name="P11">How to use PrettyOS?</text:p>
        </text:list-item>
      </text:list>
      <text:section text:style-name="Sect2" text:name="How to use PrettyOS?">
        <text:p text:style-name="P6">You could use either Microsoft Windows or UNIX-based systems to develop and test PrettyOS. After downloading PrettyOS, you have already done the first step.</text:p>
        <text:p text:style-name="P6"/>
        <text:p text:style-name="P7">Build PrettyOS:</text:p>
        <text:p text:style-name="P6">Inside the repository you find a makefile and shell scripts to build PrettyOS (build.bat for Windows, build.sh for UNIX-based systems). Users of Microsoft Visual C++ 2010 will find a project file inside the repository (project_files/PrettyOS.sln). Depending on your environment you could use them to build PrettyOS (just start the build-scripts or press F7 in MSVC++).</text:p>
        <text:p text:style-name="P6"/>
        <text:p text:style-name="P7">Test PrettyOS:</text:p>
        <text:p text:style-name="P6">To test PrettyOS you could either use an emulator or a Computer.</text:p>
        <text:p text:style-name="P6">We can recommend (or at least say that it is possible to run PrettyOS with it) the following virtual machines:</text:p>
        <text:list xml:id="list36500351" text:style-name="L2">
          <text:list-item>
            <text:p text:style-name="P13">Bochs (slow, displays wrong time but already contains useful tools to debug)</text:p>
          </text:list-item>
          <text:list-item>
            <text:p text:style-name="P13">Microsoft Virtual PC (fast, contains PC loudspeaker, but does not provide various devices)</text:p>
          </text:list-item>
          <text:list-item>
            <text:p text:style-name="P13">Qemu (fast, features PC loudspeaker, can be used only from the console, but provides a driver for RTL 8139)</text:p>
          </text:list-item>
          <text:list-item>
            <text:p text:style-name="P13">Oracle Virtual Box (provides a (buggy) ubs2 device support)</text:p>
          </text:list-item>
          <text:list-item>
            <text:p text:style-name="P13">VMware Player (features usb2 device support)</text:p>
          </text:list-item>
        </text:list>
        <text:p text:style-name="P6">Currently, it is possible to boot PrettyOS from a floppy or a pen stick formatted with FAT12. Using a virtual machine, you just provide the FloppyImage.img (in the repository) to the machine. Using a real PC, you have to transfer the Image to the floppy (e.g. with dd or rawwrite) or the pen stick (with dd).</text:p>
      </text:section>
      <text:p text:style-name="P4"><text:soft-page-break/></text:p>
      <text:list xml:id="list36533904" text:continue-list="list36548339" text:style-name="L1">
        <text:list-item>
          <text:p text:style-name="P11">Links</text:p>
        </text:list-item>
      </text:list>
      <text:section text:style-name="Sect1" text:name="Links">
        <text:p text:style-name="P6">Forum: <text:a xlink:type="simple" xlink:href="http://www.c-plusplus.de/forum/viewforum-var-f-is-62.html">http://www.c-plusplus.de/forum/...</text:a></text:p>
        <text:p text:style-name="P10"/>
        <text:p text:style-name="P10"><text:tab/>Sourceforge: <text:a xlink:type="simple" xlink:href="https://sourceforge.net/projects/prettyos/">https://sourceforge.net/projects/prettyos/</text:a></text:p>
        <text:p text:style-name="P10"><text:tab/><text:tab/>Bugtracker: <text:a xlink:type="simple" xlink:href="https://sourceforge.net/tracker/?limit=100&amp;func=&amp;group_id=282954&amp;atid=1200017&amp;assignee=&amp;status=&amp;category=&amp;artgroup=&amp;keyword=&amp;submitter=&amp;artifact_id=&amp;assignee=&amp;status=&amp;category=&amp;artgroup=&amp;submitter=&amp;keyword=&amp;artifact_id=&amp;submit=Filter">https://sourceforge.net/tracker/...</text:a></text:p>
        <text:p text:style-name="P6"><text:tab/>SVN-Repo: <text:a xlink:type="simple" xlink:href="https://prettyos.svn.sourceforge.net/svnroot/prettyos/trunk/">https://prettyos.svn.sourceforge.net/svnroot/prettyos/trunk/</text:a></text:p>
        <text:p text:style-name="P6">IRC:</text:p>
        <text:p text:style-name="P6"><text:tab/>Server: irc.euirc.net</text:p>
        <text:p text:style-name="P6"><text:tab/>Channel: #PrettyOS, #PrettyOS_Intern (only with password)</text:p>
        <text:p text:style-name="P6"/>
        <text:p text:style-name="P6">In all those areas you may write in English and German.</text:p>
      </text:section>
      <text:p text:style-name="P4"/>
      <text:list xml:id="list36544186" text:continue-numbering="true" text:style-name="L1">
        <text:list-item>
          <text:p text:style-name="P11">Features</text:p>
        </text:list-item>
      </text:list>
      <text:section text:style-name="Sect1" text:name="Features">
        <text:p text:style-name="P5"/>
      </text:section>
      <text:p text:style-name="P4"/>
      <text:list xml:id="list36518071" text:continue-numbering="true" text:style-name="L1">
        <text:list-item>
          <text:p text:style-name="P11">User library</text:p>
        </text:list-item>
      </text:list>
      <text:section text:style-name="Sect1" text:name="User library">
        <text:p text:style-name="P6">The user library (which can be found in the folder user/user_tools) consists of the following files:</text:p>
        <text:list xml:id="list36489879" text:style-name="L3">
          <text:list-item>
            <text:p text:style-name="P14">start.asm</text:p>
          </text:list-item>
        </text:list>
        <text:p text:style-name="P8">It is linked into each user-program, because it contains the necessary code for the kernel to start your program</text:p>
        <text:list xml:id="list36521221" text:continue-numbering="true" text:style-name="L3">
          <text:list-item>
            <text:p text:style-name="P14">user.ld</text:p>
          </text:list-item>
        </text:list>
        <text:p text:style-name="P8">It is used to link all user programs.</text:p>
        <text:list xml:id="list36543546" text:continue-numbering="true" text:style-name="L3">
          <text:list-item>
            <text:p text:style-name="P14">types.h</text:p>
          </text:list-item>
        </text:list>
        <text:p text:style-name="P8">This header contains definitions of certain useful types. On the one hand types defined by the standard like in stdint.h and on the other hand PrettyOS-specific types</text:p>
        <text:list xml:id="list36520303" text:continue-numbering="true" text:style-name="L3">
          <text:list-item>
            <text:p text:style-name="P14">userlib.h/userlib.c</text:p>
          </text:list-item>
        </text:list>
        <text:p text:style-name="P18">This header has to be included, if you write user programs in C. It includes types.h, provides all syscalls and some functions. An overview to the syscalls can be found in the file documentation/Syscalls.odt.</text:p>
        <text:list xml:id="list36516799" text:continue-numbering="true" text:style-name="L3">
          <text:list-item>
            <text:p text:style-name="P14">userlib.hpp/userlib.cpp+userlib.c</text:p>
          </text:list-item>
        </text:list>
        <text:p text:style-name="P8">This header is used with C++ user programs. It includes all the functionality of userlib.h and can later contain C++ specific keywords like new and delete.</text:p>
      </text:section>
      <text:p text:style-name="P2"><text:span text:style-name="_5f_OOoComputerLiteral"><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1.001cm" fo:page-height="29.7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Documentation</text:span><text:tab/>Last change: <text:modification-date style:data-style-name="N80">29. Jul. 2010</text:modification-date></text:p>
      </style:header>
      <style:footer>
        <text:p text:style-name="Footer"><text:span text:style-name="MT2">© </text:span>The PrettyOS Project<text:tab/>Page <text:page-number text:select-page="current">1</text:page-number> of <text:page-count>2</text:page-count><text:tab/><text:a xlink:type="simple" xlink:href="#1.PrettyOS – Documentation|outlin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4T11:52:02.73</meta:creation-date>
    <dc:date>2010-07-29T16:41:52.14</dc:date>
    <meta:editing-duration>PT02H13M52S</meta:editing-duration>
    <meta:editing-cycles>19</meta:editing-cycles>
    <meta:generator>OpenOffice.org/3.2$Win32 OpenOffice.org_project/320m18$Build-9502</meta:generator>
    <meta:document-statistic meta:table-count="0" meta:image-count="0" meta:object-count="0" meta:page-count="2" meta:paragraph-count="47" meta:word-count="561" meta:character-count="3506"/>
  </office:meta>
</office:document-meta>
</file>